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59cm"/>
    </style:style>
    <style:style style:name="Tabla1.C" style:family="table-column">
      <style:table-column-properties style:column-width="2.249cm"/>
    </style:style>
    <style:style style:name="Tab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ff" fo:padding="0.097cm" fo:border="0.002cm solid #000000">
        <style:background-image/>
      </style:table-cell-properties>
    </style:style>
    <style:style style:name="Tabla1.2" style:family="table-row">
      <style:table-row-properties fo:background-color="transparent" style:keep-together="true" fo:keep-together="auto">
        <style:background-image/>
      </style:table-row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="0.002cm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A6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B8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17.009cm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text-underline-style="none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fo:background-color="#ffffff"/>
    </style:style>
    <style:style style:name="P6" style:family="paragraph" style:parent-style-name="Table_20_Contents">
      <style:paragraph-properties fo:text-align="center" style:justify-single-word="false"/>
      <style:text-properties fo:background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yecto: Gestión Unificada de identidades y Accesos</text:p>
      <text:p text:style-name="Text_20_body">Asunto: Reunión de seguimiento y validación de diseños</text:p>
      <text:p text:style-name="Text_20_body">Fecha: 17 de Marzo de 2015</text:p>
      <text:p text:style-name="Text_20_body">Orden del dí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Responsable</text:p>
          </table:table-cell>
          <table:table-cell table:style-name="Tabla1.C1" office:value-type="string">
            <text:p text:style-name="P1">Fecha</text:p>
          </table:table-cell>
        </table:table-row>
        <table:table-row table:style-name="Tabla1.2">
          <table:table-cell table:style-name="Tabla1.A2" office:value-type="string">
            <text:p text:style-name="Table_20_Contents">Revisar los atributos de la identidad corporativa:</text:p>
            <text:list xml:id="list5314578554711841332" text:style-name="L1">
              <text:list-item>
                <text:p text:style-name="P4">Validar los campos definidos</text:p>
              </text:list-item>
              <text:list-item>
                <text:p text:style-name="P4"><text:span text:style-name="T1">Añadir</text:span> los campos que se requieran</text:p>
              </text:list-item>
              <text:list-item>
                <text:p text:style-name="P4">Definir desde donde se obtendrá esta información</text:p>
              </text:list-item>
            </text:list>
          </table:table-cell>
          <table:table-cell table:style-name="Tabla1.B2" office:value-type="string">
            <text:p text:style-name="P2">Junta de Andalucía</text:p>
          </table:table-cell>
          <table:table-cell table:style-name="Tabla1.C2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Table_20_Contents">Revisar la visibilidad de los diferentes actores, en un principio sólo será necesario identificar los requisitos en el caso de violencia de genero.</text:p>
          </table:table-cell>
          <table:table-cell table:style-name="Tabla1.B3" office:value-type="string">
            <text:p text:style-name="P2">Junta de Andalucía</text:p>
          </table:table-cell>
          <table:table-cell table:style-name="Tabla1.C3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Table_20_Contents">Revisar el concepto y/o procedimiento de bajas para permitir la rehabilitación de cuentas en casos concretos.</text:p>
            <text:p text:style-name="Table_20_Contents"/>
            <text:p text:style-name="Table_20_Contents">En la Junta de Andalucía se permite continuar usando el mail hasta un año después de su baja.</text:p>
          </table:table-cell>
          <table:table-cell table:style-name="Tabla1.B3" office:value-type="string">
            <text:p text:style-name="P2">PwC</text:p>
          </table:table-cell>
          <table:table-cell table:style-name="Tabla1.C3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Table_20_Contents">Añadir la funcionalidad de activar y desactivar usuarios al funcional.</text:p>
          </table:table-cell>
          <table:table-cell table:style-name="Tabla1.B3" office:value-type="string">
            <text:p text:style-name="P2">PwC</text:p>
          </table:table-cell>
          <table:table-cell table:style-name="Tabla1.C3" office:value-type="string">
            <text:p text:style-name="P2"/>
          </table:table-cell>
        </table:table-row>
        <table:table-row table:style-name="Tabla1.2">
          <table:table-cell table:style-name="Tabla1.A6" office:value-type="string">
            <text:p text:style-name="Table_20_Contents">Añadir la caducidad de rol en el diseño funcional.</text:p>
            <text:p text:style-name="Table_20_Contents"/>
            <text:p text:style-name="Table_20_Contents">Para los internos será facultativa, para los externos será obligatorio con un máximo de dos años.</text:p>
            <text:p text:style-name="Table_20_Contents"/>
            <text:p text:style-name="Table_20_Contents">Revisar y añadir el flujo de caducidad de accesos.</text:p>
            <text:p text:style-name="Table_20_Contents"/>
            <text:p text:style-name="Table_20_Contents">Revisar y añadir el flujo de eliminación de identidades sin accesos.</text:p>
          </table:table-cell>
          <table:table-cell table:style-name="Tabla1.B3" office:value-type="string">
            <text:p text:style-name="P2">PwC</text:p>
          </table:table-cell>
          <table:table-cell table:style-name="Tabla1.C3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Table_20_Contents">Incorporar en la planificación los pre-requisitos y gestión del riesgo.</text:p>
          </table:table-cell>
          <table:table-cell table:style-name="Tabla1.B3" office:value-type="string">
            <text:p text:style-name="P2">PwC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olicitar requisitos de infraestructura a Oracle y proporcionarlos lo antes posible.</text:p>
          </table:table-cell>
          <table:table-cell table:style-name="Tabla1.B8" office:value-type="string">
            <text:p text:style-name="P2">PwC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Proporcionar los requisitos de acceso según el conector de OotB</text:p>
          </table:table-cell>
          <table:table-cell table:style-name="Tabla1.B8" office:value-type="string">
            <text:p text:style-name="P2">PwC</text:p>
          </table:table-cell>
          <table:table-cell table:style-name="Tabla1.C9" office:value-type="string">
            <text:p text:style-name="P2"/>
          </table:table-cell>
        </table:table-row>
        <table:table-row>
          <table:table-cell table:style-name="Tabla1.A2" office:value-type="string">
            <text:p text:style-name="Table_20_Contents">Revisar el estado de la matriz de autorizaciones en GIRO.</text:p>
            <text:p text:style-name="Table_20_Contents"/>
            <text:p text:style-name="Table_20_Contents">Se proporcionará de SAP el número de usuarios, roles y perfiles configurados en SAP para estimar el esfuerzo que costaría realizar un rol mining.</text:p>
          </table:table-cell>
          <table:table-cell table:style-name="Tabla1.B8" office:value-type="string">
            <text:p text:style-name="P2">Junta de Andalucía</text:p>
          </table:table-cell>
          <table:table-cell table:style-name="Tabla1.C9" office:value-type="string">
            <text:p text:style-name="P2"/>
          </table:table-cell>
        </table:table-row>
        <table:table-row>
          <table:table-cell table:style-name="Tabla1.B8" office:value-type="string">
            <text:p text:style-name="Table_20_Contents">Ajustar los flujos con las áreas implicadas</text:p>
          </table:table-cell>
          <table:table-cell table:style-name="Tabla1.B8" office:value-type="string">
            <text:p text:style-name="P2">Junta de Andalucía</text:p>
          </table:table-cell>
          <table:table-cell table:style-name="Tabla1.C9" office:value-type="string">
            <text:p text:style-name="P2"/>
          </table:table-cell>
        </table:table-row>
        <table:table-row>
          <table:table-cell table:style-name="Tabla1.A2" office:value-type="string">
            <text:p text:style-name="Table_20_Contents">Ajustar los tiempos de la planificación en base al conector que se utilice.</text:p>
          </table:table-cell>
          <table:table-cell table:style-name="Tabla1.B8" office:value-type="string">
            <text:p text:style-name="P2">PwC</text:p>
          </table:table-cell>
          <table:table-cell table:style-name="Tabla1.C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5">Proporcionar el nuevo formato estándar a utilizar en los documentos entregables</text:p>
          </table:table-cell>
          <table:table-cell table:style-name="Tabla1.B8" office:value-type="string">
            <text:p text:style-name="P6">Junta de Andalucía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Revisar la regla de correlación de usuarios y sus UOs asociadas durante las cargas iniciales de los usuarios en GUIA</text:p>
          </table:table-cell>
          <table:table-cell table:style-name="Tabla1.A2" office:value-type="string">
            <text:p text:style-name="P6">Junta de Andalucía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Revisar el procedimiento de administración de UOs para permitir el <text:soft-page-break/>movimiento entre organismos</text:p>
          </table:table-cell>
          <table:table-cell table:style-name="Tabla1.A2" office:value-type="string">
            <text:p text:style-name="P6">PwC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Eliminar el procedimiento de carga inicial de UOs desde el GUIA actual</text:p>
          </table:table-cell>
          <table:table-cell table:style-name="Tabla1.A2" office:value-type="string">
            <text:p text:style-name="P6">PwC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Eliminar el procedimiento de carga inicial de identidades externas desde las almacenadas en el GUIA actual</text:p>
          </table:table-cell>
          <table:table-cell table:style-name="Tabla1.A2" office:value-type="string">
            <text:p text:style-name="P6">PwC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Modificación del workflow de asignación de roles, dejando un único punto de decisión asignado al responsable funcional del rol</text:p>
          </table:table-cell>
          <table:table-cell table:style-name="Tabla1.A2" office:value-type="string">
            <text:p text:style-name="P6">PwC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Aumento de RAM a 6Gb en las máquinas del entorno de desarrollo </text:p>
          </table:table-cell>
          <table:table-cell table:style-name="Tabla1.A2" office:value-type="string">
            <text:p text:style-name="P6">Junta de Andalucía</text:p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Crear carpeta específica dentro del repositorio de proyecto para el almacenamiento de la documentación</text:p>
          </table:table-cell>
          <table:table-cell table:style-name="Tabla1.A2" office:value-type="string">
            <text:p text:style-name="P6">Junta de Andalucía</text:p>
          </table:table-cell>
          <table:table-cell table:style-name="Tabla1.C7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Decisión</text:p>
          </table:table-cell>
        </table:table-row>
        <table:table-row>
          <table:table-cell table:style-name="Tabla2.A2" office:value-type="string">
            <text:p text:style-name="Table_20_Contents">Se ha informado a la Junta de Andalucía que el cifrado de Base de Datos es reversible. Es el funcionamiento de la herramienta y no se realizarán modificaciones.</text:p>
          </table:table-cell>
        </table:table-row>
        <table:table-row>
          <table:table-cell table:style-name="Tabla2.A2" office:value-type="string">
            <text:p text:style-name="Table_20_Contents">La documentación deberá contener los logos de feder.</text:p>
          </table:table-cell>
        </table:table-row>
        <table:table-row>
          <table:table-cell table:style-name="Tabla2.A2" office:value-type="string">
            <text:p text:style-name="Table_20_Contents">Se decide apagar el entorno del antiguo GUIA, sacar copia de seguridad del entorno y proporcionar más recursos a este entorno.</text:p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12:35:28.44</meta:creation-date>
    <meta:editing-duration>PT21H16M</meta:editing-duration>
    <meta:editing-cycles>11</meta:editing-cycles>
    <meta:generator>OpenOffice/4.1.1$Win32 OpenOffice.org_project/411m6$Build-9775</meta:generator>
    <meta:initial-creator>Jorge Sendra Mas</meta:initial-creator>
    <dc:date>2015-03-18T11:45:01.26</dc:date>
    <dc:creator>Jorge Sendra Mas</dc:creator>
    <meta:document-statistic meta:table-count="2" meta:image-count="0" meta:object-count="0" meta:page-count="2" meta:paragraph-count="57" meta:word-count="461" meta:character-count="2831"/>
  </office:meta>
</office:document-meta>
</file>